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E0000019DE901607FB41E82B8.png" manifest:media-type="image/png"/>
  <manifest:file-entry manifest:full-path="Pictures/10000000000005DC000005DCE80E2FAFC9D28BE3.png" manifest:media-type="image/png"/>
  <manifest:file-entry manifest:full-path="Pictures/1000020100000258000001B4A9C69D025D8080E8.png" manifest:media-type="image/png"/>
  <manifest:file-entry manifest:full-path="Pictures/10000000000004000000040050FCD285030EB32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749cm" svg:height="15.749cm" svg:x="6.109cm" svg:y="0cm">
          <draw:image xlink:href="Pictures/10000000000004000000040050FCD285030EB32D.png" xlink:type="simple" xlink:show="embed" xlink:actuate="onLoad" draw:mime-type="image/png">
            <text:p/>
          </draw:image>
        </draw:frame>
        <draw:frame draw:style-name="gr1" draw:text-style-name="P1" draw:layer="layout" svg:width="15.749cm" svg:height="15.749cm" svg:x="6.109cm" svg:y="0cm">
          <draw:image xlink:href="Pictures/10000000000004000000040050FCD285030EB3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7.891cm" svg:height="7.891cm" svg:x="1.109cm" svg:y="3.109cm">
          <draw:image xlink:href="Pictures/10000000000005DC000005DCE80E2FAFC9D28BE3.png" xlink:type="simple" xlink:show="embed" xlink:actuate="onLoad" draw:mime-type="image/png">
            <text:p/>
          </draw:image>
        </draw:frame>
        <draw:frame draw:style-name="gr1" draw:text-style-name="P1" draw:layer="layout" svg:width="15.382cm" svg:height="8.469cm" svg:x="11.118cm" svg:y="2.531cm">
          <draw:image xlink:href="Pictures/10000000000002EE0000019DE901607FB41E82B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0.132cm" svg:height="14.629cm" svg:x="4cm" svg:y="0.5cm">
          <draw:image xlink:href="Pictures/1000020100000258000001B4A9C69D025D8080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5T21:04:04.676007519</meta:creation-date>
    <dc:date>2022-12-05T21:07:44.771173888</dc:date>
    <meta:editing-duration>PT3M41S</meta:editing-duration>
    <meta:editing-cycles>1</meta:editing-cycles>
    <meta:document-statistic meta:object-count="32"/>
    <meta:generator>LibreOffice/7.0.5.2$MacOSX_X86_64 LibreOffice_project/64390860c6cd0aca4beafafcfd84613dd9dfb63a</meta:generator>
  </office:meta>
</office:document-meta>
</file>